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666666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2" table:default-cell-style-name="ce1"/>
        <table:table-row table:style-name="ro1">
          <table:table-cell/>
          <table:table-cell table:formula="of:=SUM([.B3:.B199])" office:value-type="float" office:value="35" calcext:value-type="float">
            <text:p>35</text:p>
          </table:table-cell>
          <table:table-cell table:formula="of:=SUM([.C3:.C199])" office:value-type="float" office:value="3" calcext:value-type="float">
            <text:p>3</text:p>
          </table:table-cell>
          <table:table-cell table:formula="of:=SUM([.D3:.D199])" office:value-type="float" office:value="0" calcext:value-type="float">
            <text:p>0</text:p>
          </table:table-cell>
          <table:table-cell/>
          <table:table-cell table:formula="of:=SUM([.F3:.F199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e</text:p>
          </table:table-cell>
          <table:table-cell table:style-name="ce11" office:value-type="string" calcext:value-type="string">
            <text:p>Viewed</text:p>
          </table:table-cell>
          <table:table-cell table:style-name="ce11" office:value-type="string" calcext:value-type="string">
            <text:p>Mocked</text:p>
          </table:table-cell>
          <table:table-cell table:style-name="ce11" office:value-type="string" calcext:value-type="string">
            <text:p>Mocked r2</text:p>
          </table:table-cell>
          <table:table-cell table:style-name="ce11" office:value-type="string" calcext:value-type="string">
            <text:p>Apr</text:p>
          </table:table-cell>
          <table:table-cell table:style-name="ce11" office:value-type="string" calcext:value-type="string">
            <text:p>Follow-up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string" calcext:value-type="string">
            <text:p>Freq</text:p>
          </table:table-cell>
          <table:table-cell table:style-name="ce11" table:number-columns-repeated="5"/>
          <table:table-cell table:style-name="ce5" table:number-columns-repeated="1011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3"/>
          <table:table-cell table:number-columns-repeated="1011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style-name="ce3"/>
          <table:table-cell table:number-columns-repeated="101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5 + 680 + 1216 + 1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5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0 + 921 + 1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6" office:value-type="string" calcext:value-type="string">
            <text:p>5 <text:s/>+ 516 + 1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410 + 10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 office:value-type="string" calcext:value-type="string">
            <text:p>125 + 680 + 1216 + 13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35 + 236 + 1644 + 1650 + 1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235 + 236 + 1644 + 1650 + 167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style-name="ce3"/>
          <table:table-cell table:number-columns-repeated="1013"/>
        </table:table-row>
        <table:table-row table:style-name="ro4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6" calcext:value-type="float">
            <text:p>516</text:p>
          </table:table-cell>
          <table:table-cell table:style-name="ce10"/>
          <table:table-cell table:style-name="ce10" office:value-type="string" calcext:value-type="string">
            <text:p>可以改变顺序 (???)</text:p>
          </table:table-cell>
          <table:table-cell table:style-name="ce6"/>
          <table:table-cell table:style-name="ce3"/>
          <table:table-cell table:number-columns-repeated="1013"/>
        </table:table-row>
        <table:table-row table:style-name="ro4">
          <table:table-cell office:value-type="string" calcext:value-type="string">
            <text:p>20 + 921 + 15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33 + 81 + 15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3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42 + 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style-name="ce6"/>
          <table:table-cell table:number-columns-repeated="5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3"/>
          <table:table-cell table:style-name="ce10" table:number-columns-repeated="1014"/>
        </table:table-row>
        <table:table-row table:style-name="ro1">
          <table:table-cell table:number-columns-repeated="6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float" office:value="560" calcext:value-type="float">
            <text:p>560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3"/>
          <table:table-cell table:number-columns-repeated="1014"/>
        </table:table-row>
        <table:table-row table:style-name="ro4">
          <table:table-cell table:number-columns-repeated="6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table-cell office:value-type="float" office:value="1123" calcext:value-type="float">
            <text:p>11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239" calcext:value-type="float">
            <text:p>123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29" calcext:value-type="float">
            <text:p>132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428" calcext:value-type="float">
            <text:p>142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762" calcext:value-type="float">
            <text:p>176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891" calcext:value-type="float">
            <text:p>189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193" calcext:value-type="float">
            <text:p>2193</text:p>
          </table:table-cell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4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M102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 style:data-style-name="N2" text:time-value="10:01:43.350492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9T21:32:24.265222188</dc:date>
    <meta:editing-duration>P1DT4H25M3S</meta:editing-duration>
    <meta:editing-cycles>105</meta:editing-cycles>
    <meta:document-statistic meta:table-count="2" meta:cell-count="261" meta:object-count="0"/>
  </office:meta>
</office:document-meta>
</file>